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7.5pt"/>
    </style:style>
    <style:style style:name="co2" style:family="table-column">
      <style:table-column-properties fo:break-before="auto" style:column-width="129pt"/>
    </style:style>
    <style:style style:name="co3" style:family="table-column">
      <style:table-column-properties fo:break-before="auto" style:column-width="195.76pt"/>
    </style:style>
    <style:style style:name="co4" style:family="table-column">
      <style:table-column-properties fo:break-before="auto" style:column-width="106.5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25.51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24.01pt" fo:break-before="auto" style:use-optimal-row-height="false"/>
    </style:style>
    <style:style style:name="ro13" style:family="table-row">
      <style:table-row-properties style:row-height="26.25pt" fo:break-before="auto" style:use-optimal-row-height="false"/>
    </style:style>
    <style:style style:name="ta1" style:family="table" style:master-page-name="PageStyle_5f_ZSK_20_367_20_MAZDA_20_3_20_2008">
      <style:table-properties table:display="true" style:writing-mode="lr-tb" tableooo:tab-color="#00ff00"/>
    </style:style>
    <style:style style:name="ta2" style:family="table" style:master-page-name="PageStyle_5f_2012_20_Ford_20_Escape_20_UBI_20_982">
      <style:table-properties table:display="true" style:writing-mode="lr-tb" tableooo:tab-color="#00ffff"/>
    </style:style>
    <style:style style:name="ta3" style:family="table" style:master-page-name="PageStyle_5f_AAM_20_9071_20_CHEVROLET_20_TRAILBLAZER_20_2014">
      <style:table-properties table:display="true" style:writing-mode="lr-tb" tableooo:tab-color="#4a86e8"/>
    </style:style>
    <style:style style:name="ta4" style:family="table" style:master-page-name="PageStyle_5f_2006_20_Toyota_20_Fortuner_20_ZDM_20_244">
      <style:table-properties table:display="true" style:writing-mode="lr-tb" tableooo:tab-color="#ffff00"/>
    </style:style>
    <style:style style:name="ta5" style:family="table" style:master-page-name="PageStyle_5f_2012_20_Hyundai_20_Starex_20_PIK_20_559">
      <style:table-properties table:display="true" style:writing-mode="lr-tb" tableooo:tab-color="#ff9900"/>
    </style:style>
    <number:number-style style:name="N1">
      <number:number number:decimal-places="0" loext:min-decimal-places="0"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6d9eeb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bfbfbf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bfbfbf" style:diagonal-bl-tr="none" style:diagonal-tl-br="none" fo:border-left="0.74pt solid #bfbfbf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0070c0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6aa84f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f1c232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06666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999999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13" style:family="table-cell" style:parent-style-name="Default">
      <style:table-cell-properties fo:border-bottom="0.74pt solid #bfbfbf" fo:background-color="#6aa84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14" style:family="table-cell" style:parent-style-name="Default">
      <style:table-cell-properties fo:border-bottom="0.74pt solid #bfbfbf" fo:background-color="#f1c232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15" style:family="table-cell" style:parent-style-name="Default">
      <style:table-cell-properties fo:border-bottom="0.74pt solid #bfbfbf" fo:background-color="#e06666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16" style:family="table-cell" style:parent-style-name="Default">
      <style:table-cell-properties fo:border-bottom="0.74pt solid #bfbfbf" fo:background-color="#999999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17" style:family="table-cell" style:parent-style-name="Default">
      <style:table-cell-properties fo:border-bottom="0.74pt solid #bfbfbf" fo:background-color="#3c78d8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18" style:family="table-cell" style:parent-style-name="Default">
      <style:table-cell-properties fo:border-bottom="0.74pt solid #bfbfbf" fo:background-color="#efefe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19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20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21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22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23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24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26" style:family="table-cell" style:parent-style-name="Default" style:data-style-name="N1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27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ZSK 367 MAZDA 3 2008'.B1"/>
    </style:style>
    <style:style style:name="ce28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76">
      <style:table-cell-properties fo:border-bottom="0.74pt solid #bfbfbf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bfbfbf" fo:background-color="#6aa84f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bfbfbf" fo:background-color="#f1c232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bfbfbf" fo:background-color="#e06666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bfbfbf" fo:background-color="#999999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bfbfbf" fo:background-color="#3c78d8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bfbfbf" fo:background-color="#efefef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44" style:family="table-cell" style:parent-style-name="Default">
      <style:table-cell-properties fo:border-bottom="0.74pt solid #bfbfbf" fo:background-color="#6aa84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45" style:family="table-cell" style:parent-style-name="Default">
      <style:table-cell-properties fo:border-bottom="0.74pt solid #bfbfbf" fo:background-color="#f1c232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46" style:family="table-cell" style:parent-style-name="Default">
      <style:table-cell-properties fo:border-bottom="0.74pt solid #bfbfbf" fo:background-color="#e06666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47" style:family="table-cell" style:parent-style-name="Default">
      <style:table-cell-properties fo:border-bottom="0.74pt solid #bfbfbf" fo:background-color="#999999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48" style:family="table-cell" style:parent-style-name="Default">
      <style:table-cell-properties fo:border-bottom="0.74pt solid #bfbfbf" fo:background-color="#3c78d8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49" style:family="table-cell" style:parent-style-name="Default">
      <style:table-cell-properties fo:border-bottom="0.74pt solid #bfbfbf" fo:background-color="#efefe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0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1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2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3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4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5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7" style:family="table-cell" style:parent-style-name="Default" style:data-style-name="N1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8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Ford Escape UBI 982'.B1"/>
    </style:style>
    <style:style style:name="ce59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0" style:family="table-cell" style:parent-style-name="Default">
      <style:table-cell-properties fo:border-bottom="0.74pt solid #bfbfbf" fo:background-color="#6aa84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1" style:family="table-cell" style:parent-style-name="Default">
      <style:table-cell-properties fo:border-bottom="0.74pt solid #bfbfbf" fo:background-color="#f1c232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2" style:family="table-cell" style:parent-style-name="Default">
      <style:table-cell-properties fo:border-bottom="0.74pt solid #bfbfbf" fo:background-color="#e06666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3" style:family="table-cell" style:parent-style-name="Default">
      <style:table-cell-properties fo:border-bottom="0.74pt solid #bfbfbf" fo:background-color="#999999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4" style:family="table-cell" style:parent-style-name="Default">
      <style:table-cell-properties fo:border-bottom="0.74pt solid #bfbfbf" fo:background-color="#3c78d8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5" style:family="table-cell" style:parent-style-name="Default">
      <style:table-cell-properties fo:border-bottom="0.74pt solid #bfbfbf" fo:background-color="#efefe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6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7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8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69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70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71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73" style:family="table-cell" style:parent-style-name="Default" style:data-style-name="N1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74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AAM 9071 CHEVROLET TRAILBLAZER 2014'.B1"/>
    </style:style>
    <style:style style:name="ce75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76" style:family="table-cell" style:parent-style-name="Default">
      <style:table-cell-properties fo:border-bottom="0.74pt solid #bfbfbf" fo:background-color="#6aa84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77" style:family="table-cell" style:parent-style-name="Default">
      <style:table-cell-properties fo:border-bottom="0.74pt solid #bfbfbf" fo:background-color="#f1c232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78" style:family="table-cell" style:parent-style-name="Default">
      <style:table-cell-properties fo:border-bottom="0.74pt solid #bfbfbf" fo:background-color="#e06666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79" style:family="table-cell" style:parent-style-name="Default">
      <style:table-cell-properties fo:border-bottom="0.74pt solid #bfbfbf" fo:background-color="#999999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0" style:family="table-cell" style:parent-style-name="Default">
      <style:table-cell-properties fo:border-bottom="0.74pt solid #bfbfbf" fo:background-color="#3c78d8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1" style:family="table-cell" style:parent-style-name="Default">
      <style:table-cell-properties fo:border-bottom="0.74pt solid #bfbfbf" fo:background-color="#efefe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2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3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4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5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6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7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89" style:family="table-cell" style:parent-style-name="Default" style:data-style-name="N1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90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06 Toyota Fortuner ZDM 244'.B1"/>
    </style:style>
    <style:style style:name="ce91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92" style:family="table-cell" style:parent-style-name="Default">
      <style:table-cell-properties fo:border-bottom="0.74pt solid #bfbfbf" fo:background-color="#6aa84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93" style:family="table-cell" style:parent-style-name="Default">
      <style:table-cell-properties fo:border-bottom="0.74pt solid #bfbfbf" fo:background-color="#f1c232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94" style:family="table-cell" style:parent-style-name="Default">
      <style:table-cell-properties fo:border-bottom="0.74pt solid #bfbfbf" fo:background-color="#e06666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95" style:family="table-cell" style:parent-style-name="Default">
      <style:table-cell-properties fo:border-bottom="0.74pt solid #bfbfbf" fo:background-color="#999999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96" style:family="table-cell" style:parent-style-name="Default">
      <style:table-cell-properties fo:border-bottom="0.74pt solid #bfbfbf" fo:background-color="#3c78d8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97" style:family="table-cell" style:parent-style-name="Default">
      <style:table-cell-properties fo:border-bottom="0.74pt solid #bfbfbf" fo:background-color="#efefef" style:diagonal-bl-tr="none" style:diagonal-tl-br="none" style:text-align-source="fix" style:repeat-content="false" fo:wrap-option="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98" style:family="table-cell" style:parent-style-name="Default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99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100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101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102" style:family="table-cell" style:parent-style-name="Default">
      <style:table-cell-properties fo:background-color="#999999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103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105" style:family="table-cell" style:parent-style-name="Default" style:data-style-name="N1">
      <style:table-cell-properties fo:background-color="#0070c0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  <style:style style:name="ce106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ed&quot;" style:apply-style-name="ConditionalStyle_5f_1" style:base-cell-address="'2012 Hyundai Starex PIK 559'.B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assed&quot;;&quot;Repair&quot;;&quot;Replace&quot;;&quot;N/A&quot;)" table:allow-empty-cell="true" table:display-list="unsorted" table:base-cell-address="'ZSK 367 MAZDA 3 2008'.B20">
          <table:error-message table:message-type="stop" table:display="true"/>
        </table:content-validation>
        <table:content-validation table:name="val2" table:condition="of:cell-content-is-in-list(&quot;Passed&quot;;&quot;Repair&quot;;&quot;Replace&quot;;&quot;N/A&quot;)" table:allow-empty-cell="true" table:display-list="unsorted" table:base-cell-address="'2012 Ford Escape UBI 982'.B20">
          <table:error-message table:message-type="stop" table:display="true"/>
        </table:content-validation>
        <table:content-validation table:name="val3" table:condition="of:cell-content-is-in-list(&quot;Passed&quot;;&quot;Repair&quot;;&quot;Replace&quot;;&quot;N/A&quot;)" table:allow-empty-cell="true" table:display-list="unsorted" table:base-cell-address="'AAM 9071 CHEVROLET TRAILBLAZER 2014'.B20">
          <table:error-message table:message-type="stop" table:display="true"/>
        </table:content-validation>
        <table:content-validation table:name="val4" table:condition="of:cell-content-is-in-list(&quot;Passed&quot;;&quot;Repair&quot;;&quot;Replace&quot;;&quot;N/A&quot;)" table:allow-empty-cell="true" table:display-list="unsorted" table:base-cell-address="'2006 Toyota Fortuner ZDM 244'.B20">
          <table:error-message table:message-type="stop" table:display="true"/>
        </table:content-validation>
        <table:content-validation table:name="val5" table:condition="of:cell-content-is-in-list(&quot;Passed&quot;;&quot;Repair&quot;;&quot;Replace&quot;;&quot;N/A&quot;)" table:allow-empty-cell="true" table:display-list="unsorted" table:base-cell-address="'2012 Hyundai Starex PIK 559'.B20">
          <table:error-message table:message-type="stop" table:display="true"/>
        </table:content-validation>
      </table:content-validations>
      <table:table table:name="ZSK 367 MAZDA 3 200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1" table:number-rows-spanned="12">
            <text:p>Carmudi Inspection Form</text:p>
          </table:table-cell>
          <table:table-cell table:style-name="ce12" office:value-type="string" calcext:value-type="string">
            <text:p>Client / Company Name</text:p>
          </table:table-cell>
          <table:table-cell table:style-name="ce28" office:value-type="string" calcext:value-type="string">
            <text:p>AutoCamp/Garet Gomez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Year / Make / Model</text:p>
          </table:table-cell>
          <table:table-cell table:style-name="ce28" office:value-type="string" calcext:value-type="string">
            <text:p>2008 MAZDA 6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Plate / Conduction</text:p>
          </table:table-cell>
          <table:table-cell table:style-name="ce28" office:value-type="string" calcext:value-type="string">
            <text:p>ZSK 367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Transmission</text:p>
          </table:table-cell>
          <table:table-cell table:style-name="ce28" office:value-type="string" calcext:value-type="string">
            <text:p>Automatic Transmission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Mileage(Kms)</text:p>
          </table:table-cell>
          <table:table-cell table:style-name="ce28" office:value-type="string" calcext:value-type="string">
            <text:p>60345 km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Date Inspected</text:p>
          </table:table-cell>
          <table:table-cell table:style-name="ce29" office:value-type="date" office:date-value="2017-07-12" calcext:value-type="date">
            <text:p>July 12, 2017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2" office:value-type="string" calcext:value-type="string">
            <text:p>Mechanic Name</text:p>
          </table:table-cell>
          <table:table-cell table:style-name="ce28" office:value-type="string" calcext:value-type="string">
            <text:p>Ralfh Gat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3" office:value-type="string" calcext:value-type="string">
            <text:p>Total Passed</text:p>
          </table:table-cell>
          <table:table-cell table:style-name="ce30" table:formula="of:=SUM([.B15];[.B63];[.B141];[.B148];[.B19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4" office:value-type="string" calcext:value-type="string">
            <text:p>Total for Repair</text:p>
          </table:table-cell>
          <table:table-cell table:style-name="ce31" table:formula="of:=SUM([.B16];[.B64];[.B142];[.B149];[.B194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5" office:value-type="string" calcext:value-type="string">
            <text:p>Total for Replacement</text:p>
          </table:table-cell>
          <table:table-cell table:style-name="ce32" table:formula="of:=SUM([.B17];[.B65];[.B143];[.B150];[.B19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16" office:value-type="string" calcext:value-type="string">
            <text:p>Total N/A</text:p>
          </table:table-cell>
          <table:table-cell table:style-name="ce33" table:formula="of:=SUM([.B18];[.B66];[.B144];[.B151];[.B19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17" office:value-type="string" calcext:value-type="string">
            <text:p>Total Inspection Points</text:p>
          </table:table-cell>
          <table:table-cell table:style-name="ce34" table:formula="of:=SUM([.C8:.C11])" office:value-type="string" office:string-value="172" calcext:value-type="string">
            <text:p>172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8"/>
          <table:table-cell table:style-name="ce35"/>
          <table:table-cell table:number-columns-repeated="1021"/>
        </table:table-row>
        <table:table-row table:style-name="ro2">
          <table:table-cell table:style-name="ce5" office:value-type="string" calcext:value-type="string">
            <text:p>EXTERIOR</text:p>
          </table:table-cell>
          <table:table-cell table:style-name="ce19" table:formula="of:=COUNTA([.B20:.B61])" office:value-type="string" office:string-value="38" calcext:value-type="string">
            <text:p>38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20" table:formula="of:=COUNTIF([.B20:.B61];&quot;Passed&quot;)" office:value-type="string" office:string-value="33" calcext:value-type="string">
            <text:p>33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21" table:formula="of:=COUNTIF([.B20:.B61];&quot;Repair&quot;)" office:value-type="string" office:string-value="1" calcext:value-type="string">
            <text:p>1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22" table:formula="of:=COUNTIF([.B20:.B61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23" table:formula="of:=COUNTIF([.B20:.B61];&quot;N/A&quot;)" office:value-type="string" office:string-value="4" calcext:value-type="string">
            <text:p>4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BODY PANELS AND BUMPER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lood Damag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ire Damag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Major Damag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Hail Damag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ody Panel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umper/Fascia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aded Pain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hade / Color Panel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ize panel gap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oose or missing trim piece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vidence of poorly repaired accident damag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mall rust spo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DOORS, HOOD, DECKLID, TAILGATE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s Inspection/Alignmen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od Inspection/Alignment</text:p>
          </table:table-cell>
          <table:table-cell table:style-name="ce25" table:content-validation-name="val1" office:value-type="string" calcext:value-type="string">
            <text:p>Repair</text:p>
          </table:table-cell>
          <table:table-cell table:style-name="ce42" office:value-type="string" calcext:value-type="string">
            <text:p>Hood ( Scratched)/Alignment 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ecklid Inspection/Alignmen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ailgate Inspection/Alignment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Roof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Hood Release Mechanisms Operate Proper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od Hinges Operate Proper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Hood Prop Rod/Gas Struts Operate Proper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Hinges Operate Proper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6">
          <table:table-cell table:style-name="ce11" office:value-type="string" calcext:value-type="string">
            <text:p>Trunk/Tailgate Hinges/Gas Struts Operate Properl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GRILLE, TRIM AND ROOF RACK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Grille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im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of Rack Inspection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eployable Running Boards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GLASS AND OUTSIDE MIRROR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Glass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Glass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Rear Window/Tailgate Glass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per Blade Replacemen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Mirror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Folding Mirror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TERIOR LIGHT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ont-End Exterior Ligh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ck-End Exterior Ligh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Exterior Ligh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azard Ligh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 On/Off Lighting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ailer Lamp Connector Operation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5" office:value-type="string" calcext:value-type="string">
            <text:p>INTERIOR</text:p>
          </table:table-cell>
          <table:table-cell table:style-name="ce26" table:formula="of:=COUNTA([.B68:.B139])" office:value-type="string" office:string-value="63" calcext:value-type="string">
            <text:p>63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20" table:formula="of:=COUNTIF([.B68:.B139];&quot;Passed&quot;)" office:value-type="string" office:string-value="50" calcext:value-type="string">
            <text:p>50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21" table:formula="of:=COUNTIF([.B68:.B139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22" table:formula="of:=COUNTIF([.B68:.B139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23" table:formula="of:=COUNTIF([.B68:.B139];&quot;N/A&quot;)" office:value-type="string" office:string-value="13" calcext:value-type="string">
            <text:p>13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CONVENIENCE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Owner’s Guid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Keys and Remote Control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IRBAG AND SAFETY BELT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bag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With Passenger Airbag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afety Bel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UDIO AND ALARM SYSTEM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o, Cassette, CD and Speaker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ntenna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arm/Theft-Deterrent System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Navigation System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HEAT/VENT/AC/DEFOG/DEFROST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 Conditioning System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ing System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efog/Defros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NTERIOR AMENITIE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lock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lt/Telescopic Steering Wheel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Column Lock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Wheel Control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r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rning Chime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trument Panel and Warning Ligh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Wiper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ar Window Wiper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Washer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Courtesy, Dome and Map Ligh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Rearview Mirror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-Dimming Rearview Mirror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Rear View Camera System)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Active Park Assis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ar Entertainment System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Power Outle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ighter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shtray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Glove Box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enter Armrest/Consol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un Visors, Vanity Mirror and Ligh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djustable Pedals (if equipped)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ARPET, TRIM AND MAT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Odor-Fre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rpe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loor Ma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Trim and Door Panel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dliner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EAT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eat Upholster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eat and Head Restraint Adjustmen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olding Sea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ed Seats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Cooled Seats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Integrated Child Safety Seats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5">
          <table:table-cell table:style-name="ce10" office:value-type="string" calcext:value-type="string">
            <text:p>SUNROOF/MOONROOF/CONVERTIBLE TOP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unroof/Moonroof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nvertible Top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WINDOWS AND DOOR LOCK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Handles and Release Mechanism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Entry System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ush-Button Start System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Lock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hild Safety Lock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ow Control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Decklid Releas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ler Door Releas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LUGGAGE COMPARTMENT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Luggage Compartment Carpe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 Trim and Cargo Ne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/Cargo Area Ligh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Vehicle Jack, Tool Kit, Early Warning Devic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Spare Tire Size/Type and Sidewall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8">
          <table:table-cell table:style-name="ce11" office:value-type="string" calcext:value-type="string">
            <text:p>Spare Tire Tread Depth/Air Pressure Inspec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Inflator Kit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ergency Trunk-Lid Releas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IAGNOSTICS</text:p>
          </table:table-cell>
          <table:table-cell table:style-name="ce19" table:formula="of:=COUNTA([.B146])" office:value-type="string" office:string-value="1" calcext:value-type="string">
            <text:p>1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20" table:formula="of:=COUNTIF([.B146];&quot;Passed&quot;)" office:value-type="string" office:string-value="1" calcext:value-type="string">
            <text:p>1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21" table:formula="of:=COUNTIF([.B146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22" table:formula="of:=COUNTIF([.B14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23" table:formula="of:=COUNTIF([.B146];&quot;N/A&quot;)" office:value-type="string" office:string-value="0" calcext:value-type="string">
            <text:p>0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MODULE SYSTEM TEST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Perform Self-Test for all CMDTC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HOOD</text:p>
          </table:table-cell>
          <table:table-cell table:style-name="ce19" table:formula="of:=COUNTA([.B153:.B191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20" table:formula="of:=COUNTIF([.B153:.B191];&quot;Passed&quot;)" office:value-type="string" office:string-value="28" calcext:value-type="string">
            <text:p>28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21" table:formula="of:=COUNTIF([.B153:.B191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22" table:formula="of:=COUNTIF([.B153:.B191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23" table:formula="of:=COUNTIF([.B153:.B191];&quot;N/A&quot;)" office:value-type="string" office:string-value="7" calcext:value-type="string">
            <text:p>7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LUID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Oil/Filter Chang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Flui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Automatic Transaxle/Transmission Flui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ansfer Case Flui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rive Axle Flui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Fluid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 office:value-type="string" calcext:value-type="string">
            <text:p>Electronic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anual Transaxle/Transmission Hydraulic Clutch Fluid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Washer Fluid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NGINE</text:p>
          </table:table-cell>
          <table:table-cell table:style-name="ce27" table:content-validation-name="val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luid Leak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ses, Lines and Fitting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el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ring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in Air Cleaner Housing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9">
          <table:table-cell table:style-name="ce11" office:value-type="string" calcext:value-type="string">
            <text:p>Water, Sludge or Engine Coolant in Oil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Pressur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0">
          <table:table-cell table:style-name="ce11" office:value-type="string" calcext:value-type="string">
            <text:p>Relative Cylinder Compression Test/Power Balance Readings (check if necessary)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ming Belt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Moun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pect Turbocharger Air Cooler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OOLING SYSTEM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ator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Pressure-Test Radiator Cap and Radiator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ing Fans, Clutches and Motor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ter Pump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 Recovery Tank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bin Air Filter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FUEL SYSTEM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Noise Normal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Pressur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ter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Air Filter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LECTRICAL SYSTEM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tarter Operation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gnition System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ttery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12.46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ternator Output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13.74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esel Glow Plug System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 office:value-type="string" calcext:value-type="string">
            <text:p>Gasoline Engin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 CHASSIS</text:p>
          </table:table-cell>
          <table:table-cell table:style-name="ce19" table:formula="of:=COUNTA([.B198:.B236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20" table:formula="of:=COUNTIF([.B198:.B236];&quot;Passed&quot;)" office:value-type="string" office:string-value="28" calcext:value-type="string">
            <text:p>28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21" table:formula="of:=COUNTIF([.B198:.B236];&quot;Repair&quot;)" office:value-type="string" office:string-value="1" calcext:value-type="string">
            <text:p>1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22" table:formula="of:=COUNTIF([.B198:.B23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23" table:formula="of:=COUNTIF([.B198:.B236];&quot;N/A&quot;)" office:value-type="string" office:string-value="6" calcext:value-type="string">
            <text:p>6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RAME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ame Damag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Supply System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HAUST SYSTEM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xhaust System Condition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issions Control Test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11">
          <table:table-cell table:style-name="ce10" office:value-type="string" calcext:value-type="string">
            <text:p>TRANSMISSION, TRANSAXLE, DIFFERENTIAL AND TRANSFER CASE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utomatic Transmission/Transaxl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Manual Transmission/Transaxle, Differential and Transfer Case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4x4 Hub Operation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13">
          <table:table-cell table:style-name="ce11" office:value-type="string" calcext:value-type="string">
            <text:p>Universal Joints, CV Joints and CV Joint Boo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Transmission Mounts (not cracked, broken or oil-soaked)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ial/Drive Axl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IRES AND WHEEL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Tires Match and Are Correct Siz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215/50ZR17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s Match and Are Correct Size</text:p>
          </table:table-cell>
          <table:table-cell table:style-name="ce25" table:content-validation-name="val1" office:value-type="string" calcext:value-type="string">
            <text:p>Repair</text:p>
          </table:table-cell>
          <table:table-cell table:style-name="ce42" office:value-type="string" calcext:value-type="string">
            <text:p>Correct Size/Scrathed (Front/Rear L/R)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Front Tires (L/R)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6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Rear Tires (L/R)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6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rmal Tire Wear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Front Tires (L/R)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30 psi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Rear Tires (L/R)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32 psi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Monitoring System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Wheel Curb Damag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Covers and Center Cap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ack-and-Pinion, Linkage and Boo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Control Arms, Bushings and Ball Joint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e Rods and Idler Arm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way Bars, Links and Bushing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pring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ruts and Shock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Alignment (check if necessary)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 Based on Tire Wear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Pump</text:p>
          </table:table-cell>
          <table:table-cell table:style-name="ce25" table:content-validation-name="val1" office:value-type="string" calcext:value-type="string">
            <text:p>N/A</text:p>
          </table:table-cell>
          <table:table-cell table:style-name="ce42" office:value-type="string" calcext:value-type="string">
            <text:p>Electronic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BRAKES</text:p>
          </table:table-cell>
          <table:table-cell table:style-name="ce2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alipers and Wheel Cylinder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Brake Pads and Shoes – Front Brakes (L/R)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Pads and Shoes – Rear Brakes (L/R)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tors and Drum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Lines, Hoses and Fittings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arking Brake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Master Cylinder and Booster</text:p>
          </table:table-cell>
          <table:table-cell table:style-name="ce25" table:content-validation-name="val1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ZSK 367 MAZDA 3 2008'.B1:'ZSK 367 MAZDA 3 2008'.B236">
            <calcext:condition calcext:apply-style-name="ConditionalStyle_1" calcext:value="=&quot;Passed&quot;" calcext:base-cell-address="'ZSK 367 MAZDA 3 2008'.B1"/>
          </calcext:conditional-format>
          <calcext:conditional-format calcext:target-range-address="'ZSK 367 MAZDA 3 2008'.B1:'ZSK 367 MAZDA 3 2008'.B236">
            <calcext:condition calcext:apply-style-name="ConditionalStyle_2" calcext:value="=&quot;Replace&quot;" calcext:base-cell-address="'ZSK 367 MAZDA 3 2008'.B1"/>
          </calcext:conditional-format>
          <calcext:conditional-format calcext:target-range-address="'ZSK 367 MAZDA 3 2008'.B1:'ZSK 367 MAZDA 3 2008'.B236">
            <calcext:condition calcext:apply-style-name="ConditionalStyle_3" calcext:value="=&quot;Repair&quot;" calcext:base-cell-address="'ZSK 367 MAZDA 3 2008'.B1"/>
          </calcext:conditional-format>
          <calcext:conditional-format calcext:target-range-address="'ZSK 367 MAZDA 3 2008'.B1:'ZSK 367 MAZDA 3 2008'.B236">
            <calcext:condition calcext:apply-style-name="ConditionalStyle_4" calcext:value="=&quot;N/A&quot;" calcext:base-cell-address="'ZSK 367 MAZDA 3 2008'.B1"/>
          </calcext:conditional-format>
        </calcext:conditional-formats>
      </table:table>
      <table:table table:name="2012 Ford Escape UBI 98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1" table:number-rows-spanned="12">
            <text:p>Carmudi Inspection Form</text:p>
          </table:table-cell>
          <table:table-cell table:style-name="ce43" office:value-type="string" calcext:value-type="string">
            <text:p>Client / Company Name</text:p>
          </table:table-cell>
          <table:table-cell table:style-name="ce28" office:value-type="string" calcext:value-type="string">
            <text:p>Garet Gomez/Autocamp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3" office:value-type="string" calcext:value-type="string">
            <text:p>Year / Make / Model</text:p>
          </table:table-cell>
          <table:table-cell table:style-name="ce28" office:value-type="string" calcext:value-type="string">
            <text:p>2012 Ford Scape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3" office:value-type="string" calcext:value-type="string">
            <text:p>Plate / Conduction</text:p>
          </table:table-cell>
          <table:table-cell table:style-name="ce28" office:value-type="string" calcext:value-type="string">
            <text:p>UBI 982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3" office:value-type="string" calcext:value-type="string">
            <text:p>Transmission</text:p>
          </table:table-cell>
          <table:table-cell table:style-name="ce28" office:value-type="string" calcext:value-type="string">
            <text:p>Automatic Transmission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3" office:value-type="string" calcext:value-type="string">
            <text:p>Mileage(Kms)</text:p>
          </table:table-cell>
          <table:table-cell table:style-name="ce28" office:value-type="string" calcext:value-type="string">
            <text:p>39736 km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3" office:value-type="string" calcext:value-type="string">
            <text:p>Date Inspected</text:p>
          </table:table-cell>
          <table:table-cell table:style-name="ce29" office:value-type="date" office:date-value="2017-07-12" calcext:value-type="date">
            <text:p>July 12, 2017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3" office:value-type="string" calcext:value-type="string">
            <text:p>Mechanic Name</text:p>
          </table:table-cell>
          <table:table-cell table:style-name="ce28" office:value-type="string" calcext:value-type="string">
            <text:p>Ralfh Gat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4" office:value-type="string" calcext:value-type="string">
            <text:p>Total Passed</text:p>
          </table:table-cell>
          <table:table-cell table:style-name="ce30" table:formula="of:=SUM([.B15];[.B63];[.B141];[.B148];[.B19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5" office:value-type="string" calcext:value-type="string">
            <text:p>Total for Repair</text:p>
          </table:table-cell>
          <table:table-cell table:style-name="ce31" table:formula="of:=SUM([.B16];[.B64];[.B142];[.B149];[.B194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6" office:value-type="string" calcext:value-type="string">
            <text:p>Total for Replacement</text:p>
          </table:table-cell>
          <table:table-cell table:style-name="ce32" table:formula="of:=SUM([.B17];[.B65];[.B143];[.B150];[.B19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47" office:value-type="string" calcext:value-type="string">
            <text:p>Total N/A</text:p>
          </table:table-cell>
          <table:table-cell table:style-name="ce33" table:formula="of:=SUM([.B18];[.B66];[.B144];[.B151];[.B19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48" office:value-type="string" calcext:value-type="string">
            <text:p>Total Inspection Points</text:p>
          </table:table-cell>
          <table:table-cell table:style-name="ce34" table:formula="of:=SUM([.C8:.C11])" office:value-type="string" office:string-value="172" calcext:value-type="string">
            <text:p>172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49"/>
          <table:table-cell table:style-name="ce35"/>
          <table:table-cell table:number-columns-repeated="1021"/>
        </table:table-row>
        <table:table-row table:style-name="ro2">
          <table:table-cell table:style-name="ce5" office:value-type="string" calcext:value-type="string">
            <text:p>EXTERIOR</text:p>
          </table:table-cell>
          <table:table-cell table:style-name="ce50" table:formula="of:=COUNTA([.B20:.B61])" office:value-type="string" office:string-value="38" calcext:value-type="string">
            <text:p>38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51" table:formula="of:=COUNTIF([.B20:.B61];&quot;Passed&quot;)" office:value-type="string" office:string-value="31" calcext:value-type="string">
            <text:p>31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52" table:formula="of:=COUNTIF([.B20:.B61];&quot;Repair&quot;)" office:value-type="string" office:string-value="2" calcext:value-type="string">
            <text:p>2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53" table:formula="of:=COUNTIF([.B20:.B61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54" table:formula="of:=COUNTIF([.B20:.B61];&quot;N/A&quot;)" office:value-type="string" office:string-value="5" calcext:value-type="string">
            <text:p>5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BODY PANELS AND BUMPER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lood Damag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ire Damag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Major Damag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Hail Damag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ody Panel Inspection</text:p>
          </table:table-cell>
          <table:table-cell table:style-name="ce56" table:content-validation-name="val2" office:value-type="string" calcext:value-type="string">
            <text:p>Repair</text:p>
          </table:table-cell>
          <table:table-cell table:style-name="ce42" office:value-type="string" calcext:value-type="string">
            <text:p>Front Door (Passenger Side) Dent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umper/Fascia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aded Pain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hade / Color Panel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ize panel gap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oose or missing trim piece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vidence of poorly repaired accident damag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mall rust spo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DOORS, HOOD, DECKLID, TAILGATE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s Inspection/Alignment</text:p>
          </table:table-cell>
          <table:table-cell table:style-name="ce56" table:content-validation-name="val2" office:value-type="string" calcext:value-type="string">
            <text:p>Repair</text:p>
          </table:table-cell>
          <table:table-cell table:style-name="ce42" office:value-type="string" calcext:value-type="string">
            <text:p>Front Passenger Door(Dent)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od Inspection/Alignmen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ecklid Inspection/Alignment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Tailgate Inspection/Alignmen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of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Hood Release Mechanisms Operate Properly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od Hinges Operate Properly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Hood Prop Rod/Gas Struts Operate Properly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Hinges Operate Properly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6">
          <table:table-cell table:style-name="ce11" office:value-type="string" calcext:value-type="string">
            <text:p>Trunk/Tailgate Hinges/Gas Struts Operate Properly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GRILLE, TRIM AND ROOF RACK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Grille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im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of Rack Inspection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eployable Running Boards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GLASS AND OUTSIDE MIRROR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Glass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Glass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Rear Window/Tailgate Glass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per Blade Replacemen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Mirror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Folding Mirror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TERIOR LIGHT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ont-End Exterior Ligh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ck-End Exterior Ligh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Exterior Ligh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azard Ligh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 On/Off Lighting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Trailer Lamp Connector Operation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5" office:value-type="string" calcext:value-type="string">
            <text:p>INTERIOR</text:p>
          </table:table-cell>
          <table:table-cell table:style-name="ce57" table:formula="of:=COUNTA([.B68:.B139])" office:value-type="string" office:string-value="63" calcext:value-type="string">
            <text:p>63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51" table:formula="of:=COUNTIF([.B68:.B139];&quot;Passed&quot;)" office:value-type="string" office:string-value="44" calcext:value-type="string">
            <text:p>44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52" table:formula="of:=COUNTIF([.B68:.B139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53" table:formula="of:=COUNTIF([.B68:.B139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54" table:formula="of:=COUNTIF([.B68:.B139];&quot;N/A&quot;)" office:value-type="string" office:string-value="19" calcext:value-type="string">
            <text:p>19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CONVENIENCE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Owner’s Guid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Keys and Remote Control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IRBAG AND SAFETY BELT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bag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With Passenger Airbag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afety Bel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UDIO AND ALARM SYSTEM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o, Cassette, CD and Speaker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ntenna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arm/Theft-Deterrent System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Navigation System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HEAT/VENT/AC/DEFOG/DEFROST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 Conditioning System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ing System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efog/Defros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NTERIOR AMENITIE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lock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lt/Telescopic Steering Wheel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Column Lock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Wheel Control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r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rning Chime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trument Panel and Warning Ligh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Wiper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ar Window Wiper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sher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Courtesy, Dome and Map Ligh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Rearview Mirror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-Dimming Rearview Mirror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Rear View Camera System)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Active Park Assis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ar Entertainment System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Power Outle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ighter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shtray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Glove Box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enter Armrest/Consol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un Visors, Vanity Mirror and Ligh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djustable Pedals (if equipped)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ARPET, TRIM AND MAT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Odor-Fre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rpe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loor Ma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Trim and Door Panel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dliner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EAT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eat Upholstery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eat and Head Restraint Adjustmen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olding Sea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ed Seats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Cooled Seats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Integrated Child Safety Seats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5">
          <table:table-cell table:style-name="ce10" office:value-type="string" calcext:value-type="string">
            <text:p>SUNROOF/MOONROOF/CONVERTIBLE TOP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unroof/Moonroof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Convertible Top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WINDOWS AND DOOR LOCK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Handles and Release Mechanism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Entry System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Push-Button Start System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Lock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hild Safety Lock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ow Control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Decklid Release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ler Door Releas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LUGGAGE COMPARTMENT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Luggage Compartment Carpet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 Trim and Cargo Net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/Cargo Area Light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Vehicle Jack, Tool Kit, Early Warning Devic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Spare Tire Size/Type and Sidewall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8">
          <table:table-cell table:style-name="ce11" office:value-type="string" calcext:value-type="string">
            <text:p>Spare Tire Tread Depth/Air Pressure Inspec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Inflator Kit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ergency Trunk-Lid Releas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IAGNOSTICS</text:p>
          </table:table-cell>
          <table:table-cell table:style-name="ce50" table:formula="of:=COUNTA([.B146])" office:value-type="string" office:string-value="1" calcext:value-type="string">
            <text:p>1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51" table:formula="of:=COUNTIF([.B146];&quot;Passed&quot;)" office:value-type="string" office:string-value="1" calcext:value-type="string">
            <text:p>1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52" table:formula="of:=COUNTIF([.B146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53" table:formula="of:=COUNTIF([.B14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54" table:formula="of:=COUNTIF([.B146];&quot;N/A&quot;)" office:value-type="string" office:string-value="0" calcext:value-type="string">
            <text:p>0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MODULE SYSTEM TEST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Perform Self-Test for all CMDTC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HOOD</text:p>
          </table:table-cell>
          <table:table-cell table:style-name="ce50" table:formula="of:=COUNTA([.B153:.B191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51" table:formula="of:=COUNTIF([.B153:.B191];&quot;Passed&quot;)" office:value-type="string" office:string-value="30" calcext:value-type="string">
            <text:p>30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52" table:formula="of:=COUNTIF([.B153:.B191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53" table:formula="of:=COUNTIF([.B153:.B191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54" table:formula="of:=COUNTIF([.B153:.B191];&quot;N/A&quot;)" office:value-type="string" office:string-value="5" calcext:value-type="string">
            <text:p>5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LUID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Oil/Filter Chang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Fluid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Automatic Transaxle/Transmission Fluid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ansfer Case Fluid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rive Axle Fluid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Fluid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anual Transaxle/Transmission Hydraulic Clutch Fluid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Washer Fluid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NGINE</text:p>
          </table:table-cell>
          <table:table-cell table:style-name="ce58" table:content-validation-name="val2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luid Leak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ses, Lines and Fitting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el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ring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in Air Cleaner Housing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9">
          <table:table-cell table:style-name="ce11" office:value-type="string" calcext:value-type="string">
            <text:p>Water, Sludge or Engine Coolant in Oil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Pressur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0">
          <table:table-cell table:style-name="ce11" office:value-type="string" calcext:value-type="string">
            <text:p>Relative Cylinder Compression Test/Power Balance Readings (check if necessary)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ming Belt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Moun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pect Turbocharger Air Cooler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OOLING SYSTEM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ator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Pressure-Test Radiator Cap and Radiator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ing Fans, Clutches and Motor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ter Pump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 Recovery Tank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bin Air Filter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FUEL SYSTEM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Noise Normal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Pressur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ter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Air Filter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ELECTRICAL SYSTEM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tarter Operation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gnition System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ttery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12.58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ternator Output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13.91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esel Glow Plug System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 CHASSIS</text:p>
          </table:table-cell>
          <table:table-cell table:style-name="ce50" table:formula="of:=COUNTA([.B198:.B236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51" table:formula="of:=COUNTIF([.B198:.B236];&quot;Passed&quot;)" office:value-type="string" office:string-value="30" calcext:value-type="string">
            <text:p>30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52" table:formula="of:=COUNTIF([.B198:.B236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53" table:formula="of:=COUNTIF([.B198:.B23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54" table:formula="of:=COUNTIF([.B198:.B236];&quot;N/A&quot;)" office:value-type="string" office:string-value="5" calcext:value-type="string">
            <text:p>5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RAME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ame Damag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Supply System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HAUST SYSTEM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xhaust System Condition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issions Control Test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11">
          <table:table-cell table:style-name="ce10" office:value-type="string" calcext:value-type="string">
            <text:p>TRANSMISSION, TRANSAXLE, DIFFERENTIAL AND TRANSFER CASE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utomatic Transmission/Transaxl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Manual Transmission/Transaxle, Differential and Transfer Case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4x4 Hub Operation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13">
          <table:table-cell table:style-name="ce11" office:value-type="string" calcext:value-type="string">
            <text:p>Universal Joints, CV Joints and CV Joint Boo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Transmission Mounts (not cracked, broken or oil-soaked)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ial/Drive Axl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IRES AND WHEEL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Tires Match and Are Correct Siz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215/70R16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s Match and Are Correct Siz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Front Tires (L/R)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5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Rear Tires (L/R)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5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rmal Tire Wear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Front Tires (L/R)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32psi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Rear Tires (L/R)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32psi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Monitoring System</text:p>
          </table:table-cell>
          <table:table-cell table:style-name="ce56" table:content-validation-name="val2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Wheel Curb Damag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Covers and Center Cap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ack-and-Pinion, Linkage and Boo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Control Arms, Bushings and Ball Joint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e Rods and Idler Arm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way Bars, Links and Bushing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pring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ruts and Shock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Alignment (check if necessary)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 Based on Tire Wear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Pump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BRAKES</text:p>
          </table:table-cell>
          <table:table-cell table:style-name="ce5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alipers and Wheel Cylinder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Brake Pads and Shoes – Front Brakes (L/R)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Pads and Shoes – Rear Brakes (L/R)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tors and Drum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Lines, Hoses and Fittings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arking Brake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Master Cylinder and Booster</text:p>
          </table:table-cell>
          <table:table-cell table:style-name="ce56" table:content-validation-name="val2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12 Ford Escape UBI 982'.B1:'2012 Ford Escape UBI 982'.B236">
            <calcext:condition calcext:apply-style-name="ConditionalStyle_1" calcext:value="=&quot;Passed&quot;" calcext:base-cell-address="'2012 Ford Escape UBI 982'.B1"/>
          </calcext:conditional-format>
          <calcext:conditional-format calcext:target-range-address="'2012 Ford Escape UBI 982'.B1:'2012 Ford Escape UBI 982'.B236">
            <calcext:condition calcext:apply-style-name="ConditionalStyle_2" calcext:value="=&quot;Replace&quot;" calcext:base-cell-address="'2012 Ford Escape UBI 982'.B1"/>
          </calcext:conditional-format>
          <calcext:conditional-format calcext:target-range-address="'2012 Ford Escape UBI 982'.B1:'2012 Ford Escape UBI 982'.B236">
            <calcext:condition calcext:apply-style-name="ConditionalStyle_3" calcext:value="=&quot;Repair&quot;" calcext:base-cell-address="'2012 Ford Escape UBI 982'.B1"/>
          </calcext:conditional-format>
          <calcext:conditional-format calcext:target-range-address="'2012 Ford Escape UBI 982'.B1:'2012 Ford Escape UBI 982'.B236">
            <calcext:condition calcext:apply-style-name="ConditionalStyle_4" calcext:value="=&quot;N/A&quot;" calcext:base-cell-address="'2012 Ford Escape UBI 982'.B1"/>
          </calcext:conditional-format>
        </calcext:conditional-formats>
      </table:table>
      <table:table table:name="AAM 9071 CHEVROLET TRAILBLAZER 2014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1" table:number-rows-spanned="12">
            <text:p>Carmudi Inspection Form</text:p>
          </table:table-cell>
          <table:table-cell table:style-name="ce59" office:value-type="string" calcext:value-type="string">
            <text:p>Client / Company Name</text:p>
          </table:table-cell>
          <table:table-cell table:style-name="ce28" office:value-type="string" calcext:value-type="string">
            <text:p>Garet Gomez/Autocamp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59" office:value-type="string" calcext:value-type="string">
            <text:p>Year / Make / Model</text:p>
          </table:table-cell>
          <table:table-cell table:style-name="ce28" office:value-type="string" calcext:value-type="string">
            <text:p>2014 Chevrolet Trailblazer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59" office:value-type="string" calcext:value-type="string">
            <text:p>Plate / Conduction</text:p>
          </table:table-cell>
          <table:table-cell table:style-name="ce28" office:value-type="string" calcext:value-type="string">
            <text:p>AAM 90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59" office:value-type="string" calcext:value-type="string">
            <text:p>Transmission</text:p>
          </table:table-cell>
          <table:table-cell table:style-name="ce28" office:value-type="string" calcext:value-type="string">
            <text:p>Automatic Transmission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59" office:value-type="string" calcext:value-type="string">
            <text:p>Mileage(Kms)</text:p>
          </table:table-cell>
          <table:table-cell table:style-name="ce28" office:value-type="string" calcext:value-type="string">
            <text:p>46787 km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59" office:value-type="string" calcext:value-type="string">
            <text:p>Date Inspected</text:p>
          </table:table-cell>
          <table:table-cell table:style-name="ce29" office:value-type="date" office:date-value="2017-07-12" calcext:value-type="date">
            <text:p>July 12, 2017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59" office:value-type="string" calcext:value-type="string">
            <text:p>Mechanic Name</text:p>
          </table:table-cell>
          <table:table-cell table:style-name="ce28" office:value-type="string" calcext:value-type="string">
            <text:p>Ralfh Gat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60" office:value-type="string" calcext:value-type="string">
            <text:p>Total Passed</text:p>
          </table:table-cell>
          <table:table-cell table:style-name="ce30" table:formula="of:=SUM([.B15];[.B63];[.B141];[.B148];[.B19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61" office:value-type="string" calcext:value-type="string">
            <text:p>Total for Repair</text:p>
          </table:table-cell>
          <table:table-cell table:style-name="ce31" table:formula="of:=SUM([.B16];[.B64];[.B142];[.B149];[.B194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62" office:value-type="string" calcext:value-type="string">
            <text:p>Total for Replacement</text:p>
          </table:table-cell>
          <table:table-cell table:style-name="ce32" table:formula="of:=SUM([.B17];[.B65];[.B143];[.B150];[.B19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63" office:value-type="string" calcext:value-type="string">
            <text:p>Total N/A</text:p>
          </table:table-cell>
          <table:table-cell table:style-name="ce33" table:formula="of:=SUM([.B18];[.B66];[.B144];[.B151];[.B19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64" office:value-type="string" calcext:value-type="string">
            <text:p>Total Inspection Points</text:p>
          </table:table-cell>
          <table:table-cell table:style-name="ce34" table:formula="of:=SUM([.C8:.C11])" office:value-type="string" office:string-value="172" calcext:value-type="string">
            <text:p>172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65"/>
          <table:table-cell table:style-name="ce35"/>
          <table:table-cell table:number-columns-repeated="1021"/>
        </table:table-row>
        <table:table-row table:style-name="ro2">
          <table:table-cell table:style-name="ce5" office:value-type="string" calcext:value-type="string">
            <text:p>EXTERIOR</text:p>
          </table:table-cell>
          <table:table-cell table:style-name="ce66" table:formula="of:=COUNTA([.B20:.B61])" office:value-type="string" office:string-value="38" calcext:value-type="string">
            <text:p>38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67" table:formula="of:=COUNTIF([.B20:.B61];&quot;Passed&quot;)" office:value-type="string" office:string-value="34" calcext:value-type="string">
            <text:p>34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68" table:formula="of:=COUNTIF([.B20:.B61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69" table:formula="of:=COUNTIF([.B20:.B61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70" table:formula="of:=COUNTIF([.B20:.B61];&quot;N/A&quot;)" office:value-type="string" office:string-value="4" calcext:value-type="string">
            <text:p>4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BODY PANELS AND BUMPER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lood Damag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ire Damag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Major Damag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Hail Damag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ody Panel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umper/Fascia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aded Pain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hade / Color Panel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ize panel gap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oose or missing trim piece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vidence of poorly repaired accident damag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mall rust spo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DOORS, HOOD, DECKLID, TAILGATE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s Inspection/Alignmen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Hood Inspection/Alignmen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ecklid Inspection/Alignment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Tailgate Inspection/Alignmen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of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Hood Release Mechanisms Operate Properly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od Hinges Operate Properly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Hood Prop Rod/Gas Struts Operate Properly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Hinges Operate Properly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6">
          <table:table-cell table:style-name="ce11" office:value-type="string" calcext:value-type="string">
            <text:p>Trunk/Tailgate Hinges/Gas Struts Operate Properly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GRILLE, TRIM AND ROOF RACK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Grille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im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of Rack Inspection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eployable Running Board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GLASS AND OUTSIDE MIRROR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Glass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Glass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Rear Window/Tailgate Glass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per Blade Replacemen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Mirror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Folding Mirror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TERIOR LIGHT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ont-End Exterior Ligh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ck-End Exterior Ligh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Exterior Ligh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azard Ligh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 On/Off Lighting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Trailer Lamp Connector Operation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5" office:value-type="string" calcext:value-type="string">
            <text:p>INTERIOR</text:p>
          </table:table-cell>
          <table:table-cell table:style-name="ce73" table:formula="of:=COUNTA([.B68:.B139])" office:value-type="string" office:string-value="63" calcext:value-type="string">
            <text:p>63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67" table:formula="of:=COUNTIF([.B68:.B139];&quot;Passed&quot;)" office:value-type="string" office:string-value="44" calcext:value-type="string">
            <text:p>44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68" table:formula="of:=COUNTIF([.B68:.B139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69" table:formula="of:=COUNTIF([.B68:.B139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70" table:formula="of:=COUNTIF([.B68:.B139];&quot;N/A&quot;)" office:value-type="string" office:string-value="19" calcext:value-type="string">
            <text:p>19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CONVENIENCE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Owner’s Guid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Keys and Remote Control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IRBAG AND SAFETY BELT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bag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With Passenger Airbag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afety Bel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UDIO AND ALARM SYSTEM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o, Cassette, CD and Speaker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ntenna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arm/Theft-Deterrent System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Navigation System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HEAT/VENT/AC/DEFOG/DEFROST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 Conditioning System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ing System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efog/Defros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NTERIOR AMENITIE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lock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lt/Telescopic Steering Wheel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Column Lock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Wheel Control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r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rning Chime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trument Panel and Warning Ligh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Wiper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ar Window Wiper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sher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Courtesy, Dome and Map Ligh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Rearview Mirror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-Dimming Rearview Mirror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Rear View Camera System)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Active Park Assist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Rear Entertainment System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Power Outle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ighter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shtray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Glove Box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enter Armrest/Consol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un Visors, Vanity Mirror and Ligh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djustable Pedals (if equipped)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ARPET, TRIM AND MAT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Odor-Fre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rpe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loor Ma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Trim and Door Panel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dliner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EAT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eat Upholstery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eat and Head Restraint Adjustmen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olding Sea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ed Seats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Cooled Seats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Integrated Child Safety Seats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5">
          <table:table-cell table:style-name="ce10" office:value-type="string" calcext:value-type="string">
            <text:p>SUNROOF/MOONROOF/CONVERTIBLE TOP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unroof/Moonroof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Convertible Top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WINDOWS AND DOOR LOCK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Handles and Release Mechanism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Entry System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ush-Button Start System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Lock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hild Safety Lock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ow Control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Decklid Release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ler Door Releas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LUGGAGE COMPARTMENT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Luggage Compartment Carpet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 Trim and Cargo Net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/Cargo Area Light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Vehicle Jack, Tool Kit, Early Warning Devic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Spare Tire Size/Type and Sidewall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8">
          <table:table-cell table:style-name="ce11" office:value-type="string" calcext:value-type="string">
            <text:p>Spare Tire Tread Depth/Air Pressure Inspec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Inflator Kit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ergency Trunk-Lid Releas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IAGNOSTICS</text:p>
          </table:table-cell>
          <table:table-cell table:style-name="ce66" table:formula="of:=COUNTA([.B146])" office:value-type="string" office:string-value="1" calcext:value-type="string">
            <text:p>1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67" table:formula="of:=COUNTIF([.B146];&quot;Passed&quot;)" office:value-type="string" office:string-value="1" calcext:value-type="string">
            <text:p>1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68" table:formula="of:=COUNTIF([.B146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69" table:formula="of:=COUNTIF([.B14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70" table:formula="of:=COUNTIF([.B146];&quot;N/A&quot;)" office:value-type="string" office:string-value="0" calcext:value-type="string">
            <text:p>0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MODULE SYSTEM TEST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Perform Self-Test for all CMDTC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HOOD</text:p>
          </table:table-cell>
          <table:table-cell table:style-name="ce66" table:formula="of:=COUNTA([.B153:.B191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67" table:formula="of:=COUNTIF([.B153:.B191];&quot;Passed&quot;)" office:value-type="string" office:string-value="30" calcext:value-type="string">
            <text:p>30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68" table:formula="of:=COUNTIF([.B153:.B191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69" table:formula="of:=COUNTIF([.B153:.B191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70" table:formula="of:=COUNTIF([.B153:.B191];&quot;N/A&quot;)" office:value-type="string" office:string-value="5" calcext:value-type="string">
            <text:p>5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LUID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Oil/Filter Chang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Fluid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Automatic Transaxle/Transmission Fluid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ansfer Case Fluid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rive Axle Fluid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Fluid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anual Transaxle/Transmission Hydraulic Clutch Fluid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Washer Fluid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NGINE</text:p>
          </table:table-cell>
          <table:table-cell table:style-name="ce74" table:content-validation-name="val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luid Leak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ses, Lines and Fitting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el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ring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in Air Cleaner Housing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9">
          <table:table-cell table:style-name="ce11" office:value-type="string" calcext:value-type="string">
            <text:p>Water, Sludge or Engine Coolant in Oil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Pressur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0">
          <table:table-cell table:style-name="ce11" office:value-type="string" calcext:value-type="string">
            <text:p>Relative Cylinder Compression Test/Power Balance Readings (check if necessary)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ming Belt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Moun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pect Turbocharger Air Cooler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OOLING SYSTEM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ator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Pressure-Test Radiator Cap and Radiator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ing Fans, Clutches and Motor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ter Pump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 Recovery Tank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bin Air Filter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FUEL SYSTEM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Noise Normal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Pressur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ter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Air Filter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LECTRICAL SYSTEM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tarter Opera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gnition System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ttery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13.02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ternator Output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14.62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esel Glow Plug System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 CHASSIS</text:p>
          </table:table-cell>
          <table:table-cell table:style-name="ce66" table:formula="of:=COUNTA([.B198:.B236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67" table:formula="of:=COUNTIF([.B198:.B236];&quot;Passed&quot;)" office:value-type="string" office:string-value="31" calcext:value-type="string">
            <text:p>31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68" table:formula="of:=COUNTIF([.B198:.B236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69" table:formula="of:=COUNTIF([.B198:.B23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70" table:formula="of:=COUNTIF([.B198:.B236];&quot;N/A&quot;)" office:value-type="string" office:string-value="4" calcext:value-type="string">
            <text:p>4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RAME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ame Damag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Supply System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HAUST SYSTEM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xhaust System Condition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issions Control Test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11">
          <table:table-cell table:style-name="ce10" office:value-type="string" calcext:value-type="string">
            <text:p>TRANSMISSION, TRANSAXLE, DIFFERENTIAL AND TRANSFER CASE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utomatic Transmission/Transaxl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Manual Transmission/Transaxle, Differential and Transfer Case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4x4 Hub Operation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3">
          <table:table-cell table:style-name="ce11" office:value-type="string" calcext:value-type="string">
            <text:p>Universal Joints, CV Joints and CV Joint Boo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Transmission Mounts (not cracked, broken or oil-soaked)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ial/Drive Axl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IRES AND WHEEL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Tires Match and Are Correct Siz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265/60R18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s Match and Are Correct Siz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Front Tires (L/R)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5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Rear Tires (L/R)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5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rmal Tire Wear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Front Tires (L/R)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30 psi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Rear Tires (L/R)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32 psi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Monitoring System</text:p>
          </table:table-cell>
          <table:table-cell table:style-name="ce72" table:content-validation-name="val3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Wheel Curb Damag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Covers and Center Cap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ack-and-Pinion, Linkage and Boo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Control Arms, Bushings and Ball Joint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e Rods and Idler Arm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way Bars, Links and Bushing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pring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ruts and Shock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Alignment (check if necessary)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 Based on Tire Wear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Pump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BRAKES</text:p>
          </table:table-cell>
          <table:table-cell table:style-name="ce71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alipers and Wheel Cylinder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Brake Pads and Shoes – Front Brakes (L/R)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Pads and Shoes – Rear Brakes (L/R)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tors and Drum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Lines, Hoses and Fittings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arking Brake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Master Cylinder and Booster</text:p>
          </table:table-cell>
          <table:table-cell table:style-name="ce72" table:content-validation-name="val3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AM 9071 CHEVROLET TRAILBLAZER 2014'.B1:'AAM 9071 CHEVROLET TRAILBLAZER 2014'.B236">
            <calcext:condition calcext:apply-style-name="ConditionalStyle_1" calcext:value="=&quot;Passed&quot;" calcext:base-cell-address="'AAM 9071 CHEVROLET TRAILBLAZER 2014'.B1"/>
          </calcext:conditional-format>
          <calcext:conditional-format calcext:target-range-address="'AAM 9071 CHEVROLET TRAILBLAZER 2014'.B1:'AAM 9071 CHEVROLET TRAILBLAZER 2014'.B236">
            <calcext:condition calcext:apply-style-name="ConditionalStyle_2" calcext:value="=&quot;Replace&quot;" calcext:base-cell-address="'AAM 9071 CHEVROLET TRAILBLAZER 2014'.B1"/>
          </calcext:conditional-format>
          <calcext:conditional-format calcext:target-range-address="'AAM 9071 CHEVROLET TRAILBLAZER 2014'.B1:'AAM 9071 CHEVROLET TRAILBLAZER 2014'.B236">
            <calcext:condition calcext:apply-style-name="ConditionalStyle_3" calcext:value="=&quot;Repair&quot;" calcext:base-cell-address="'AAM 9071 CHEVROLET TRAILBLAZER 2014'.B1"/>
          </calcext:conditional-format>
          <calcext:conditional-format calcext:target-range-address="'AAM 9071 CHEVROLET TRAILBLAZER 2014'.B1:'AAM 9071 CHEVROLET TRAILBLAZER 2014'.B236">
            <calcext:condition calcext:apply-style-name="ConditionalStyle_4" calcext:value="=&quot;N/A&quot;" calcext:base-cell-address="'AAM 9071 CHEVROLET TRAILBLAZER 2014'.B1"/>
          </calcext:conditional-format>
        </calcext:conditional-formats>
      </table:table>
      <table:table table:name="2006 Toyota Fortuner ZDM 244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1" table:number-rows-spanned="12">
            <text:p>Carmudi Inspection Form</text:p>
          </table:table-cell>
          <table:table-cell table:style-name="ce75" office:value-type="string" calcext:value-type="string">
            <text:p>Client / Company Name</text:p>
          </table:table-cell>
          <table:table-cell table:style-name="ce28" office:value-type="string" calcext:value-type="string">
            <text:p>Garet Gomez/Autocamp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5" office:value-type="string" calcext:value-type="string">
            <text:p>Year / Make / Model</text:p>
          </table:table-cell>
          <table:table-cell table:style-name="ce28" office:value-type="string" calcext:value-type="string">
            <text:p>2006 TOYOTA FORTUNER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5" office:value-type="string" calcext:value-type="string">
            <text:p>Plate / Conduction</text:p>
          </table:table-cell>
          <table:table-cell table:style-name="ce28" office:value-type="string" calcext:value-type="string">
            <text:p>ZDM 244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5" office:value-type="string" calcext:value-type="string">
            <text:p>Transmission</text:p>
          </table:table-cell>
          <table:table-cell table:style-name="ce28" office:value-type="string" calcext:value-type="string">
            <text:p>Automatic Transmission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5" office:value-type="string" calcext:value-type="string">
            <text:p>Mileage(Kms)</text:p>
          </table:table-cell>
          <table:table-cell table:style-name="ce28" office:value-type="string" calcext:value-type="string">
            <text:p>90572 km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5" office:value-type="string" calcext:value-type="string">
            <text:p>Date Inspected</text:p>
          </table:table-cell>
          <table:table-cell table:style-name="ce29" office:value-type="date" office:date-value="2017-07-12" calcext:value-type="date">
            <text:p>July 12, 2017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5" office:value-type="string" calcext:value-type="string">
            <text:p>Mechanic Name</text:p>
          </table:table-cell>
          <table:table-cell table:style-name="ce28" office:value-type="string" calcext:value-type="string">
            <text:p>Ralfh Gat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6" office:value-type="string" calcext:value-type="string">
            <text:p>Total Passed</text:p>
          </table:table-cell>
          <table:table-cell table:style-name="ce30" table:formula="of:=SUM([.B15];[.B63];[.B141];[.B148];[.B19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7" office:value-type="string" calcext:value-type="string">
            <text:p>Total for Repair</text:p>
          </table:table-cell>
          <table:table-cell table:style-name="ce31" table:formula="of:=SUM([.B16];[.B64];[.B142];[.B149];[.B194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8" office:value-type="string" calcext:value-type="string">
            <text:p>Total for Replacement</text:p>
          </table:table-cell>
          <table:table-cell table:style-name="ce32" table:formula="of:=SUM([.B17];[.B65];[.B143];[.B150];[.B19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79" office:value-type="string" calcext:value-type="string">
            <text:p>Total N/A</text:p>
          </table:table-cell>
          <table:table-cell table:style-name="ce33" table:formula="of:=SUM([.B18];[.B66];[.B144];[.B151];[.B19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80" office:value-type="string" calcext:value-type="string">
            <text:p>Total Inspection Points</text:p>
          </table:table-cell>
          <table:table-cell table:style-name="ce34" table:formula="of:=SUM([.C8:.C11])" office:value-type="string" office:string-value="172" calcext:value-type="string">
            <text:p>172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81"/>
          <table:table-cell table:style-name="ce35"/>
          <table:table-cell table:number-columns-repeated="1021"/>
        </table:table-row>
        <table:table-row table:style-name="ro2">
          <table:table-cell table:style-name="ce5" office:value-type="string" calcext:value-type="string">
            <text:p>EXTERIOR</text:p>
          </table:table-cell>
          <table:table-cell table:style-name="ce82" table:formula="of:=COUNTA([.B20:.B61])" office:value-type="string" office:string-value="38" calcext:value-type="string">
            <text:p>38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83" table:formula="of:=COUNTIF([.B20:.B61];&quot;Passed&quot;)" office:value-type="string" office:string-value="34" calcext:value-type="string">
            <text:p>34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84" table:formula="of:=COUNTIF([.B20:.B61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85" table:formula="of:=COUNTIF([.B20:.B61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86" table:formula="of:=COUNTIF([.B20:.B61];&quot;N/A&quot;)" office:value-type="string" office:string-value="4" calcext:value-type="string">
            <text:p>4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BODY PANELS AND BUMPER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lood Damag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ire Damag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Major Damag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Hail Damag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ody Panel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umper/Fascia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aded Pain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hade / Color Panel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ize panel gap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oose or missing trim piece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vidence of poorly repaired accident damag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mall rust spo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DOORS, HOOD, DECKLID, TAILGATE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s Inspection/Alignmen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Hood Inspection/Alignmen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ecklid Inspection/Alignment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Tailgate Inspection/Alignmen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of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Hood Release Mechanisms Operate Properly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od Hinges Operate Properly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Hood Prop Rod/Gas Struts Operate Properly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Hinges Operate Properly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6">
          <table:table-cell table:style-name="ce11" office:value-type="string" calcext:value-type="string">
            <text:p>Trunk/Tailgate Hinges/Gas Struts Operate Properly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GRILLE, TRIM AND ROOF RACK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Grille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im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of Rack Inspection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eployable Running Board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GLASS AND OUTSIDE MIRROR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Glass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Glass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Rear Window/Tailgate Glass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per Blade Replacemen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Mirror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Folding Mirror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TERIOR LIGHT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ont-End Exterior Ligh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ck-End Exterior Ligh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Exterior Ligh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azard Ligh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 On/Off Lighting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Trailer Lamp Connector Operation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5" office:value-type="string" calcext:value-type="string">
            <text:p>INTERIOR</text:p>
          </table:table-cell>
          <table:table-cell table:style-name="ce89" table:formula="of:=COUNTA([.B68:.B139])" office:value-type="string" office:string-value="63" calcext:value-type="string">
            <text:p>63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83" table:formula="of:=COUNTIF([.B68:.B139];&quot;Passed&quot;)" office:value-type="string" office:string-value="44" calcext:value-type="string">
            <text:p>44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84" table:formula="of:=COUNTIF([.B68:.B139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85" table:formula="of:=COUNTIF([.B68:.B139];&quot;Replace&quot;)" office:value-type="string" office:string-value="1" calcext:value-type="string">
            <text:p>1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86" table:formula="of:=COUNTIF([.B68:.B139];&quot;N/A&quot;)" office:value-type="string" office:string-value="18" calcext:value-type="string">
            <text:p>18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CONVENIENCE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Owner’s Guid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Keys and Remote Control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IRBAG AND SAFETY BELT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bag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With Passenger Airbag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afety Bel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UDIO AND ALARM SYSTEM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o, Cassette, CD and Speaker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ntenna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arm/Theft-Deterrent System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avigation System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HEAT/VENT/AC/DEFOG/DEFROST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 Conditioning System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ing System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efog/Defros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NTERIOR AMENITIE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lock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lt/Telescopic Steering Wheel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Column Lock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Wheel Control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r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rning Chime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trument Panel and Warning Ligh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Wiper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ar Window Wiper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sher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Courtesy, Dome and Map Ligh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Rearview Mirror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-Dimming Rearview Mirror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Rear View Camera System)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Active Park Assis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ar Entertainment System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Power Outle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ighter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shtray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Glove Box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enter Armrest/Consol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un Visors, Vanity Mirror and Ligh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djustable Pedals (if equipped)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ARPET, TRIM AND MAT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Odor-Fre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rpe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loor Ma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Trim and Door Panel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dliner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EAT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eat Upholstery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eat and Head Restraint Adjustmen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olding Sea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ed Seats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Cooled Seats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Integrated Child Safety Seats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5">
          <table:table-cell table:style-name="ce10" office:value-type="string" calcext:value-type="string">
            <text:p>SUNROOF/MOONROOF/CONVERTIBLE TOP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unroof/Moonroof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Convertible Top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WINDOWS AND DOOR LOCK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Handles and Release Mechanism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Entry System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Push-Button Start System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Lock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hild Safety Lock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ow Control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Decklid Release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ler Door Releas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LUGGAGE COMPARTMENT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Luggage Compartment Carpet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 Trim and Cargo Net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/Cargo Area Light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Vehicle Jack, Tool Kit, Early Warning Device</text:p>
          </table:table-cell>
          <table:table-cell table:style-name="ce88" table:content-validation-name="val4" office:value-type="string" calcext:value-type="string">
            <text:p>Replace</text:p>
          </table:table-cell>
          <table:table-cell table:style-name="ce42" office:value-type="string" calcext:value-type="string">
            <text:p>Without EWD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Spare Tire Size/Type and Sidewall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8">
          <table:table-cell table:style-name="ce11" office:value-type="string" calcext:value-type="string">
            <text:p>Spare Tire Tread Depth/Air Pressure Inspec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Inflator Kit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ergency Trunk-Lid Releas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IAGNOSTICS</text:p>
          </table:table-cell>
          <table:table-cell table:style-name="ce82" table:formula="of:=COUNTA([.B146])" office:value-type="string" office:string-value="1" calcext:value-type="string">
            <text:p>1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83" table:formula="of:=COUNTIF([.B146];&quot;Passed&quot;)" office:value-type="string" office:string-value="1" calcext:value-type="string">
            <text:p>1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84" table:formula="of:=COUNTIF([.B146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85" table:formula="of:=COUNTIF([.B14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86" table:formula="of:=COUNTIF([.B146];&quot;N/A&quot;)" office:value-type="string" office:string-value="0" calcext:value-type="string">
            <text:p>0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MODULE SYSTEM TEST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Perform Self-Test for all CMDTC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HOOD</text:p>
          </table:table-cell>
          <table:table-cell table:style-name="ce82" table:formula="of:=COUNTA([.B153:.B191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83" table:formula="of:=COUNTIF([.B153:.B191];&quot;Passed&quot;)" office:value-type="string" office:string-value="30" calcext:value-type="string">
            <text:p>30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84" table:formula="of:=COUNTIF([.B153:.B191];&quot;Repair&quot;)" office:value-type="string" office:string-value="1" calcext:value-type="string">
            <text:p>1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85" table:formula="of:=COUNTIF([.B153:.B191];&quot;Replace&quot;)" office:value-type="string" office:string-value="1" calcext:value-type="string">
            <text:p>1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86" table:formula="of:=COUNTIF([.B153:.B191];&quot;N/A&quot;)" office:value-type="string" office:string-value="3" calcext:value-type="string">
            <text:p>3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LUID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Oil/Filter Chang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Fluid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Automatic Transaxle/Transmission Fluid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ansfer Case Fluid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rive Axle Fluid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Fluid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anual Transaxle/Transmission Hydraulic Clutch Fluid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sher Fluid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NGINE</text:p>
          </table:table-cell>
          <table:table-cell table:style-name="ce90" table:content-validation-name="val4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luid Leaks</text:p>
          </table:table-cell>
          <table:table-cell table:style-name="ce88" table:content-validation-name="val4" office:value-type="string" calcext:value-type="string">
            <text:p>Repair</text:p>
          </table:table-cell>
          <table:table-cell table:style-name="ce42" office:value-type="string" calcext:value-type="string">
            <text:p>Check/Replace Ignition Coil Gasket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ses, Lines and Fitting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el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ring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in Air Cleaner Housing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9">
          <table:table-cell table:style-name="ce11" office:value-type="string" calcext:value-type="string">
            <text:p>Water, Sludge or Engine Coolant in Oil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Pressur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0">
          <table:table-cell table:style-name="ce11" office:value-type="string" calcext:value-type="string">
            <text:p>Relative Cylinder Compression Test/Power Balance Readings (check if necessary)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ming Belt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Moun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pect Turbocharger Air Cooler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OOLING SYSTEM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ator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Pressure-Test Radiator Cap and Radiator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ing Fans, Clutches and Motor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ter Pump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 Recovery Tank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bin Air Filter</text:p>
          </table:table-cell>
          <table:table-cell table:style-name="ce88" table:content-validation-name="val4" office:value-type="string" calcext:value-type="string">
            <text:p>Replace</text:p>
          </table:table-cell>
          <table:table-cell table:style-name="ce42" office:value-type="string" calcext:value-type="string">
            <text:p>Without Cabin Filter/Replace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FUEL SYSTEM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Noise Normal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Pressur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ter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Air Filter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ELECTRICAL SYSTEM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tarter Operation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gnition System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ttery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12.14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ternator Output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14.39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esel Glow Plug System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 CHASSIS</text:p>
          </table:table-cell>
          <table:table-cell table:style-name="ce82" table:formula="of:=COUNTA([.B198:.B236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83" table:formula="of:=COUNTIF([.B198:.B236];&quot;Passed&quot;)" office:value-type="string" office:string-value="30" calcext:value-type="string">
            <text:p>30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84" table:formula="of:=COUNTIF([.B198:.B236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85" table:formula="of:=COUNTIF([.B198:.B23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86" table:formula="of:=COUNTIF([.B198:.B236];&quot;N/A&quot;)" office:value-type="string" office:string-value="5" calcext:value-type="string">
            <text:p>5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RAME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ame Damag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Supply System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HAUST SYSTEM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xhaust System Condition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issions Control Test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11">
          <table:table-cell table:style-name="ce10" office:value-type="string" calcext:value-type="string">
            <text:p>TRANSMISSION, TRANSAXLE, DIFFERENTIAL AND TRANSFER CASE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utomatic Transmission/Transaxl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Manual Transmission/Transaxle, Differential and Transfer Case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4x4 Hub Operation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13">
          <table:table-cell table:style-name="ce11" office:value-type="string" calcext:value-type="string">
            <text:p>Universal Joints, CV Joints and CV Joint Boo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Transmission Mounts (not cracked, broken or oil-soaked)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ial/Drive Axl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IRES AND WHEEL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Tires Match and Are Correct Siz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265/70R16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s Match and Are Correct Siz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Front Tires (L/R)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6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Rear Tires (L/R)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6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rmal Tire Wear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Front Tires (L/R)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32psi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Rear Tires (L/R)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33psi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Monitoring System</text:p>
          </table:table-cell>
          <table:table-cell table:style-name="ce88" table:content-validation-name="val4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Wheel Curb Damag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Covers and Center Cap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ack-and-Pinion, Linkage and Boo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Control Arms, Bushings and Ball Joint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e Rods and Idler Arm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way Bars, Links and Bushing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pring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ruts and Shock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Alignment (check if necessary)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 Based on Tire Wear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Pump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BRAKES</text:p>
          </table:table-cell>
          <table:table-cell table:style-name="ce87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alipers and Wheel Cylinder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Brake Pads and Shoes – Front Brakes (L/R)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Pads and Shoes – Rear Brakes (L/R)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tors and Drum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Lines, Hoses and Fittings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arking Brake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Master Cylinder and Booster</text:p>
          </table:table-cell>
          <table:table-cell table:style-name="ce88" table:content-validation-name="val4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06 Toyota Fortuner ZDM 244'.B1:'2006 Toyota Fortuner ZDM 244'.B236">
            <calcext:condition calcext:apply-style-name="ConditionalStyle_1" calcext:value="=&quot;Passed&quot;" calcext:base-cell-address="'2006 Toyota Fortuner ZDM 244'.B1"/>
          </calcext:conditional-format>
          <calcext:conditional-format calcext:target-range-address="'2006 Toyota Fortuner ZDM 244'.B1:'2006 Toyota Fortuner ZDM 244'.B236">
            <calcext:condition calcext:apply-style-name="ConditionalStyle_2" calcext:value="=&quot;Replace&quot;" calcext:base-cell-address="'2006 Toyota Fortuner ZDM 244'.B1"/>
          </calcext:conditional-format>
          <calcext:conditional-format calcext:target-range-address="'2006 Toyota Fortuner ZDM 244'.B1:'2006 Toyota Fortuner ZDM 244'.B236">
            <calcext:condition calcext:apply-style-name="ConditionalStyle_3" calcext:value="=&quot;Repair&quot;" calcext:base-cell-address="'2006 Toyota Fortuner ZDM 244'.B1"/>
          </calcext:conditional-format>
          <calcext:conditional-format calcext:target-range-address="'2006 Toyota Fortuner ZDM 244'.B1:'2006 Toyota Fortuner ZDM 244'.B236">
            <calcext:condition calcext:apply-style-name="ConditionalStyle_4" calcext:value="=&quot;N/A&quot;" calcext:base-cell-address="'2006 Toyota Fortuner ZDM 244'.B1"/>
          </calcext:conditional-format>
        </calcext:conditional-formats>
      </table:table>
      <table:table table:name="2012 Hyundai Starex PIK 559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1" table:number-rows-spanned="12">
            <text:p>Carmudi Inspection Form</text:p>
          </table:table-cell>
          <table:table-cell table:style-name="ce91" office:value-type="string" calcext:value-type="string">
            <text:p>Client / Company Name</text:p>
          </table:table-cell>
          <table:table-cell table:style-name="ce28" office:value-type="string" calcext:value-type="string">
            <text:p>Garet Gomez/Autocamp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1" office:value-type="string" calcext:value-type="string">
            <text:p>Year / Make / Model</text:p>
          </table:table-cell>
          <table:table-cell table:style-name="ce28" office:value-type="string" calcext:value-type="string">
            <text:p>2012 Hyundai Starex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1" office:value-type="string" calcext:value-type="string">
            <text:p>Plate / Conduction</text:p>
          </table:table-cell>
          <table:table-cell table:style-name="ce28" office:value-type="string" calcext:value-type="string">
            <text:p>PIK 559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1" office:value-type="string" calcext:value-type="string">
            <text:p>Transmission</text:p>
          </table:table-cell>
          <table:table-cell table:style-name="ce28" office:value-type="string" calcext:value-type="string">
            <text:p>Automatic Transmission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1" office:value-type="string" calcext:value-type="string">
            <text:p>Mileage(Kms)</text:p>
          </table:table-cell>
          <table:table-cell table:style-name="ce28" office:value-type="string" calcext:value-type="string">
            <text:p>33251 km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1" office:value-type="string" calcext:value-type="string">
            <text:p>Date Inspected</text:p>
          </table:table-cell>
          <table:table-cell table:style-name="ce29" office:value-type="date" office:date-value="2017-07-12" calcext:value-type="date">
            <text:p>July 12, 2017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1" office:value-type="string" calcext:value-type="string">
            <text:p>Mechanic Name</text:p>
          </table:table-cell>
          <table:table-cell table:style-name="ce28" office:value-type="string" calcext:value-type="string">
            <text:p>Ralfh Gata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2" office:value-type="string" calcext:value-type="string">
            <text:p>Total Passed</text:p>
          </table:table-cell>
          <table:table-cell table:style-name="ce30" table:formula="of:=SUM([.B15];[.B63];[.B141];[.B148];[.B193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3" office:value-type="string" calcext:value-type="string">
            <text:p>Total for Repair</text:p>
          </table:table-cell>
          <table:table-cell table:style-name="ce31" table:formula="of:=SUM([.B16];[.B64];[.B142];[.B149];[.B194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4" office:value-type="string" calcext:value-type="string">
            <text:p>Total for Replacement</text:p>
          </table:table-cell>
          <table:table-cell table:style-name="ce32" table:formula="of:=SUM([.B17];[.B65];[.B143];[.B150];[.B195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95" office:value-type="string" calcext:value-type="string">
            <text:p>Total N/A</text:p>
          </table:table-cell>
          <table:table-cell table:style-name="ce33" table:formula="of:=SUM([.B18];[.B66];[.B144];[.B151];[.B196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96" office:value-type="string" calcext:value-type="string">
            <text:p>Total Inspection Points</text:p>
          </table:table-cell>
          <table:table-cell table:style-name="ce34" table:formula="of:=SUM([.C8:.C11])" office:value-type="string" office:string-value="172" calcext:value-type="string">
            <text:p>172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97"/>
          <table:table-cell table:style-name="ce35"/>
          <table:table-cell table:number-columns-repeated="1021"/>
        </table:table-row>
        <table:table-row table:style-name="ro2">
          <table:table-cell table:style-name="ce5" office:value-type="string" calcext:value-type="string">
            <text:p>EXTERIOR</text:p>
          </table:table-cell>
          <table:table-cell table:style-name="ce98" table:formula="of:=COUNTA([.B20:.B61])" office:value-type="string" office:string-value="38" calcext:value-type="string">
            <text:p>38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99" table:formula="of:=COUNTIF([.B20:.B61];&quot;Passed&quot;)" office:value-type="string" office:string-value="32" calcext:value-type="string">
            <text:p>32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100" table:formula="of:=COUNTIF([.B20:.B61];&quot;Repair&quot;)" office:value-type="string" office:string-value="1" calcext:value-type="string">
            <text:p>1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101" table:formula="of:=COUNTIF([.B20:.B61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102" table:formula="of:=COUNTIF([.B20:.B61];&quot;N/A&quot;)" office:value-type="string" office:string-value="5" calcext:value-type="string">
            <text:p>5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BODY PANELS AND BUMPER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lood Damag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Fire Damag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Major Damag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Hail Damag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ody Panel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umper/Fascia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aded Pain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hade / Color Panel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 size panel gap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oose or missing trim piece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vidence of poorly repaired accident damag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mall rust spo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DOORS, HOOD, DECKLID, TAILGATE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s Inspection/Alignmen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od Inspection/Alignmen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ecklid Inspection/Alignment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Tailgate Inspection/Alignment</text:p>
          </table:table-cell>
          <table:table-cell table:style-name="ce104" table:content-validation-name="val5" office:value-type="string" calcext:value-type="string">
            <text:p>Repair</text:p>
          </table:table-cell>
          <table:table-cell table:style-name="ce42" office:value-type="string" calcext:value-type="string">
            <text:p>Scratch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of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Hood Release Mechanisms Operate Properly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od Hinges Operate Properly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Hood Prop Rod/Gas Struts Operate Properly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Hinges Operate Properly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6">
          <table:table-cell table:style-name="ce11" office:value-type="string" calcext:value-type="string">
            <text:p>Trunk/Tailgate Hinges/Gas Struts Operate Properly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GRILLE, TRIM AND ROOF RACK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Grille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im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of Rack Inspection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eployable Running Boards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GLASS AND OUTSIDE MIRROR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Glass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Glass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Rear Window/Tailgate Glass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per Blade Replacemen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Mirror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Folding Mirror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TERIOR LIGHT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ont-End Exterior Ligh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ck-End Exterior Ligh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ide Exterior Ligh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azard Ligh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 On/Off Lighting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Trailer Lamp Connector Operation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5" office:value-type="string" calcext:value-type="string">
            <text:p>INTERIOR</text:p>
          </table:table-cell>
          <table:table-cell table:style-name="ce105" table:formula="of:=COUNTA([.B68:.B139])" office:value-type="string" office:string-value="63" calcext:value-type="string">
            <text:p>63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99" table:formula="of:=COUNTIF([.B68:.B139];&quot;Passed&quot;)" office:value-type="string" office:string-value="43" calcext:value-type="string">
            <text:p>43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100" table:formula="of:=COUNTIF([.B68:.B139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101" table:formula="of:=COUNTIF([.B68:.B139];&quot;Replace&quot;)" office:value-type="string" office:string-value="1" calcext:value-type="string">
            <text:p>1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102" table:formula="of:=COUNTIF([.B68:.B139];&quot;N/A&quot;)" office:value-type="string" office:string-value="19" calcext:value-type="string">
            <text:p>19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CONVENIENCE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Owner’s Guid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Keys and Remote Control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IRBAG AND SAFETY BELT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bag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afety Bel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AUDIO AND ALARM SYSTEM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o, Cassette, CD and Speaker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ntenna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arm/Theft-Deterrent System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Navigation System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HEAT/VENT/AC/DEFOG/DEFROST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ir Conditioning System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ing System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efog/Defros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NTERIOR AMENITIE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lock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lt/Telescopic Steering Wheel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Column Lock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eering Wheel Control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r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rning Chime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trument Panel and Warning Ligh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shield Wiper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ar Window Wiper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sher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Courtesy, Dome and Map Ligh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utside Rearview Mirror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uto-Dimming Rearview Mirror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Rear View Camera System)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Active Park Assist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Rear Entertainment System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Power Outle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Lighter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shtray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Glove Box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enter Armrest/Consol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un Visors, Vanity Mirror and Ligh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djustable Pedals (if equipped)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ARPET, TRIM AND MAT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Interior Odor-Fre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rpe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loor Ma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oor Trim and Door Panel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dliner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EAT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eat Upholstery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eat and Head Restraint Adjustmen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olding Sea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eated Seats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Cooled Seats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Integrated Child Safety Seats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5">
          <table:table-cell table:style-name="ce10" office:value-type="string" calcext:value-type="string">
            <text:p>SUNROOF/MOONROOF/CONVERTIBLE TOP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unroof/Moonroof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nvertible Top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WINDOWS AND DOOR LOCK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Handles and Release Mechanism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Entry System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Push-Button Start System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Door Lock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hild Safety Lock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ndow Control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emote Decklid Release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ler Door Releas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LUGGAGE COMPARTMENT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Luggage Compartment Carpet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 Trim and Cargo Net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3">
          <table:table-cell table:style-name="ce11" office:value-type="string" calcext:value-type="string">
            <text:p>Luggage Compartment/Cargo Area Light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Vehicle Jack, Tool Kit, Early Warning Devic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Spare Tire Size/Type and Sidewall Inspection</text:p>
          </table:table-cell>
          <table:table-cell table:style-name="ce104" table:content-validation-name="val5" office:value-type="string" calcext:value-type="string">
            <text:p>Replace</text:p>
          </table:table-cell>
          <table:table-cell table:style-name="ce42" office:value-type="string" calcext:value-type="string">
            <text:p>Incomplete</text:p>
          </table:table-cell>
          <table:table-cell table:number-columns-repeated="1021"/>
        </table:table-row>
        <table:table-row table:style-name="ro8">
          <table:table-cell table:style-name="ce11" office:value-type="string" calcext:value-type="string">
            <text:p>Spare Tire Tread Depth/Air Pressure Inspec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Inflator Kit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ergency Trunk-Lid Releas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DIAGNOSTICS</text:p>
          </table:table-cell>
          <table:table-cell table:style-name="ce98" table:formula="of:=COUNTA([.B146])" office:value-type="string" office:string-value="1" calcext:value-type="string">
            <text:p>1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99" table:formula="of:=COUNTIF([.B146];&quot;Passed&quot;)" office:value-type="string" office:string-value="1" calcext:value-type="string">
            <text:p>1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100" table:formula="of:=COUNTIF([.B146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101" table:formula="of:=COUNTIF([.B14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102" table:formula="of:=COUNTIF([.B146];&quot;N/A&quot;)" office:value-type="string" office:string-value="0" calcext:value-type="string">
            <text:p>0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MODULE SYSTEM TEST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Perform Self-Test for all CMDTC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Cleared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HOOD</text:p>
          </table:table-cell>
          <table:table-cell table:style-name="ce98" table:formula="of:=COUNTA([.B153:.B191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99" table:formula="of:=COUNTIF([.B153:.B191];&quot;Passed&quot;)" office:value-type="string" office:string-value="31" calcext:value-type="string">
            <text:p>31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100" table:formula="of:=COUNTIF([.B153:.B191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101" table:formula="of:=COUNTIF([.B153:.B191];&quot;Replace&quot;)" office:value-type="string" office:string-value="1" calcext:value-type="string">
            <text:p>1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102" table:formula="of:=COUNTIF([.B153:.B191];&quot;N/A&quot;)" office:value-type="string" office:string-value="3" calcext:value-type="string">
            <text:p>3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LUID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Oil/Filter Chang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Fluid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Automatic Transaxle/Transmission Fluid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ransfer Case Fluid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rive Axle Fluid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Fluid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anual Transaxle/Transmission Hydraulic Clutch Fluid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sher Fluid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NGINE</text:p>
          </table:table-cell>
          <table:table-cell table:style-name="ce106" table:content-validation-name="val5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luid Leak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Hoses, Lines and Fitting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el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iring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in Air Cleaner Housing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9">
          <table:table-cell table:style-name="ce11" office:value-type="string" calcext:value-type="string">
            <text:p>Water, Sludge or Engine Coolant in Oil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Oil Pressur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0">
          <table:table-cell table:style-name="ce11" office:value-type="string" calcext:value-type="string">
            <text:p>Relative Cylinder Compression Test/Power Balance Readings (check if necessary)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ming Belt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 office:value-type="string" calcext:value-type="string">
            <text:p>Untested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Moun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spect Turbocharger Air Cooler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COOLING SYSTEM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Radiator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Pressure-Test Radiator Cap and Radiator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ing Fans, Clutches and Motor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ater Pump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oolant Recovery Tank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bin Air Filter</text:p>
          </table:table-cell>
          <table:table-cell table:style-name="ce104" table:content-validation-name="val5" office:value-type="string" calcext:value-type="string">
            <text:p>Replace</text:p>
          </table:table-cell>
          <table:table-cell table:style-name="ce42" office:value-type="string" calcext:value-type="string">
            <text:p>Required (Dirty)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FUEL SYSTEM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Noise Normal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Pump Pressur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Filter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Engine Air Filter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0" office:value-type="string" calcext:value-type="string">
            <text:p>ELECTRICAL SYSTEM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Starter Operation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gnition System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attery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12.35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Alternator Output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14.26 v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esel Glow Plug System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NDER CHASSIS</text:p>
          </table:table-cell>
          <table:table-cell table:style-name="ce98" table:formula="of:=COUNTA([.B198:.B236])" office:value-type="string" office:string-value="35" calcext:value-type="string">
            <text:p>35</text:p>
          </table:table-cell>
          <table:table-cell table:style-name="ce36"/>
          <table:table-cell table:number-columns-repeated="1021"/>
        </table:table-row>
        <table:table-row table:style-name="ro2">
          <table:table-cell table:style-name="ce6" office:value-type="string" calcext:value-type="string">
            <text:p>PASSED</text:p>
          </table:table-cell>
          <table:table-cell table:style-name="ce99" table:formula="of:=COUNTIF([.B198:.B236];&quot;Passed&quot;)" office:value-type="string" office:string-value="30" calcext:value-type="string">
            <text:p>30</text:p>
          </table:table-cell>
          <table:table-cell table:style-name="ce37"/>
          <table:table-cell table:number-columns-repeated="1021"/>
        </table:table-row>
        <table:table-row table:style-name="ro2">
          <table:table-cell table:style-name="ce7" office:value-type="string" calcext:value-type="string">
            <text:p>REPAIR</text:p>
          </table:table-cell>
          <table:table-cell table:style-name="ce100" table:formula="of:=COUNTIF([.B198:.B236];&quot;Repair&quot;)" office:value-type="string" office:string-value="0" calcext:value-type="string">
            <text:p>0</text:p>
          </table:table-cell>
          <table:table-cell table:style-name="ce38"/>
          <table:table-cell table:number-columns-repeated="1021"/>
        </table:table-row>
        <table:table-row table:style-name="ro2">
          <table:table-cell table:style-name="ce8" office:value-type="string" calcext:value-type="string">
            <text:p>REPLACEMENT</text:p>
          </table:table-cell>
          <table:table-cell table:style-name="ce101" table:formula="of:=COUNTIF([.B198:.B236];&quot;Replace&quot;)" office:value-type="string" office:string-value="0" calcext:value-type="string">
            <text:p>0</text:p>
          </table:table-cell>
          <table:table-cell table:style-name="ce39"/>
          <table:table-cell table:number-columns-repeated="1021"/>
        </table:table-row>
        <table:table-row table:style-name="ro2">
          <table:table-cell table:style-name="ce9" office:value-type="string" calcext:value-type="string">
            <text:p>N/A</text:p>
          </table:table-cell>
          <table:table-cell table:style-name="ce102" table:formula="of:=COUNTIF([.B198:.B236];&quot;N/A&quot;)" office:value-type="string" office:string-value="5" calcext:value-type="string">
            <text:p>5</text:p>
          </table:table-cell>
          <table:table-cell table:style-name="ce40"/>
          <table:table-cell table:number-columns-repeated="1021"/>
        </table:table-row>
        <table:table-row table:style-name="ro2">
          <table:table-cell table:style-name="ce10" office:value-type="string" calcext:value-type="string">
            <text:p>FRAME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Frame Damag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uel Supply System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XHAUST SYSTEM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Exhaust System Condition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Emissions Control Test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11">
          <table:table-cell table:style-name="ce10" office:value-type="string" calcext:value-type="string">
            <text:p>TRANSMISSION, TRANSAXLE, DIFFERENTIAL AND TRANSFER CASE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Automatic Transmission/Transaxl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Manual Transmission/Transaxle, Differential and Transfer Case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4x4 Hub Operation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13">
          <table:table-cell table:style-name="ce11" office:value-type="string" calcext:value-type="string">
            <text:p>Universal Joints, CV Joints and CV Joint Boo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12">
          <table:table-cell table:style-name="ce11" office:value-type="string" calcext:value-type="string">
            <text:p>Transmission Mounts (not cracked, broken or oil-soaked)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Differential/Drive Axl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IRES AND WHEEL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Tires Match and Are Correct Siz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215/70R16C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s Match and Are Correct Siz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Front Tires (L/R)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5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Tread Depth – Rear Tires (L/R)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5mm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Normal Tire Wear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Front Tires (L/R)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– Rear Tires (L/R)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re Pressure Monitoring System</text:p>
          </table:table-cell>
          <table:table-cell table:style-name="ce104" table:content-validation-name="val5" office:value-type="string" calcext:value-type="string">
            <text:p>N/A</text:p>
          </table:table-cell>
          <table:table-cell table:style-name="ce42"/>
          <table:table-cell table:number-columns-repeated="1021"/>
        </table:table-row>
        <table:table-row table:style-name="ro2">
          <table:table-cell table:style-name="ce11" office:value-type="string" calcext:value-type="string">
            <text:p>No Evidence of Wheel Curb Damag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Covers and Center Cap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ack-and-Pinion, Linkage and Boo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>
            <text:p>Control Arms, Bushings and Ball Joint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Tie Rods and Idler Arm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way Bars, Links and Bushing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pring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Struts and Shock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Wheel Alignment (check if necessary)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 Based on Tire Wear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ower Steering Pump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BRAKES</text:p>
          </table:table-cell>
          <table:table-cell table:style-name="ce103"/>
          <table:table-cell table:style-name="ce41"/>
          <table:table-cell table:number-columns-repeated="1021"/>
        </table:table-row>
        <table:table-row table:style-name="ro2">
          <table:table-cell table:style-name="ce11" office:value-type="string" calcext:value-type="string">
            <text:p>Calipers and Wheel Cylinder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Brake Pads and Shoes – Front Brakes (L/R)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Pads and Shoes – Rear Brakes (L/R)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Rotors and Drum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Brake Lines, Hoses and Fittings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Parking Brake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Master Cylinder and Booster</text:p>
          </table:table-cell>
          <table:table-cell table:style-name="ce104" table:content-validation-name="val5" office:value-type="string" calcext:value-type="string">
            <text:p>Passed</text:p>
          </table:table-cell>
          <table:table-cell table:style-name="ce42" office:value-type="string" calcext:value-type="string">
            <text:p>Ok</text:p>
          </table:table-cell>
          <table:table-cell table:number-columns-repeated="1021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12 Hyundai Starex PIK 559'.B1:'2012 Hyundai Starex PIK 559'.B236">
            <calcext:condition calcext:apply-style-name="ConditionalStyle_1" calcext:value="=&quot;Passed&quot;" calcext:base-cell-address="'2012 Hyundai Starex PIK 559'.B1"/>
          </calcext:conditional-format>
          <calcext:conditional-format calcext:target-range-address="'2012 Hyundai Starex PIK 559'.B1:'2012 Hyundai Starex PIK 559'.B236">
            <calcext:condition calcext:apply-style-name="ConditionalStyle_2" calcext:value="=&quot;Replace&quot;" calcext:base-cell-address="'2012 Hyundai Starex PIK 559'.B1"/>
          </calcext:conditional-format>
          <calcext:conditional-format calcext:target-range-address="'2012 Hyundai Starex PIK 559'.B1:'2012 Hyundai Starex PIK 559'.B236">
            <calcext:condition calcext:apply-style-name="ConditionalStyle_3" calcext:value="=&quot;Repair&quot;" calcext:base-cell-address="'2012 Hyundai Starex PIK 559'.B1"/>
          </calcext:conditional-format>
          <calcext:conditional-format calcext:target-range-address="'2012 Hyundai Starex PIK 559'.B1:'2012 Hyundai Starex PIK 559'.B236">
            <calcext:condition calcext:apply-style-name="ConditionalStyle_4" calcext:value="=&quot;N/A&quot;" calcext:base-cell-address="'2012 Hyundai Starex PIK 559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  <style:style style:name="ConditionalStyle_5f_2" style:display-name="ConditionalStyle_2" style:family="table-cell" style:parent-style-name="Default">
      <style:table-cell-properties fo:background-color="#f4c7c3" fo:border="none"/>
    </style:style>
    <style:style style:name="ConditionalStyle_5f_3" style:display-name="ConditionalStyle_3" style:family="table-cell" style:parent-style-name="Default">
      <style:table-cell-properties fo:background-color="#fce8b2" fo:border="none"/>
    </style:style>
    <style:style style:name="ConditionalStyle_5f_4" style:display-name="ConditionalStyle_4" style:family="table-cell" style:parent-style-name="Default">
      <style:table-cell-properties fo:background-color="#bfbfbf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SK_20_367_20_MAZDA_20_3_20_2008" style:display-name="PageStyle_ZSK 367 MAZDA 3 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_20_Ford_20_Escape_20_UBI_20_982" style:display-name="PageStyle_2012 Ford Escape UBI 9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M_20_9071_20_CHEVROLET_20_TRAILBLAZER_20_2014" style:display-name="PageStyle_AAM 9071 CHEVROLET TRAILBLAZER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6_20_Toyota_20_Fortuner_20_ZDM_20_244" style:display-name="PageStyle_2006 Toyota Fortuner ZDM 24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_20_Hyundai_20_Starex_20_PIK_20_559" style:display-name="PageStyle_2012 Hyundai Starex PIK 55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935" meta:object-count="0"/>
    <meta:generator>LibreOfficeDev/5.1.0.3$Linux_X86_64 LibreOffice_project/</meta:generator>
  </office:meta>
</office:document-meta>
</file>